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.getScrollableTracksViewpor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enableDeviatio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enableThroughput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clear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.getScrollableTracksViewpor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enableAverage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enableData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enableMedian( boolean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setModel( Object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.getScrollableBlockIncrement( Rectangle visibleRect , int orientation , int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updateGui( final Sample oneSampl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Graph.ru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Graph.drawSample( int x , Sample oneSample , Graphics g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7">
            <text:p text:style-name="Table_20_Contents">37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Graph.paintComponent( Graphics 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Graph.getScrollableUnitIncrement( Rectangle visibleRect , int orientation , int dire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Graph( SamplingStatCalculator 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aph.getGraphMa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getPreferredScrollableViewpor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.Grap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